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style:font-name="var secondary-font" fo:font-size="18pt" fo:letter-spacing="normal" fo:font-style="normal" fo:font-weight="normal" officeooo:rsid="00153da0" officeooo:paragraph-rsid="00153da0"/>
    </style:style>
    <style:style style:name="P2" style:family="paragraph" style:parent-style-name="Heading_20_1">
      <style:paragraph-properties fo:margin-left="0cm" fo:margin-right="0cm" fo:margin-top="0cm" fo:margin-bottom="0.609cm" loext:contextual-spacing="false" style:line-height-at-least="1.032cm" fo:orphans="2" fo:widows="2" fo:text-indent="0cm" style:auto-text-indent="false"/>
      <style:text-properties fo:font-variant="normal" fo:text-transform="none" fo:color="#333333" style:font-name="var secondary-font" fo:font-size="18pt" fo:letter-spacing="normal" fo:font-style="normal" fo:font-weight="bold" loext:padding="0cm" loext:border="none"/>
    </style:style>
    <style:style style:name="P3" style:family="paragraph" style:parent-style-name="Heading_20_1">
      <style:paragraph-properties fo:margin-left="0cm" fo:margin-right="0cm" fo:margin-top="0.529cm" fo:margin-bottom="0.265cm" loext:contextual-spacing="false" fo:orphans="2" fo:widows="2" fo:text-indent="0cm" style:auto-text-indent="false"/>
      <style:text-properties fo:font-variant="normal" fo:text-transform="none" style:font-name="var secondary-font" fo:font-size="18pt" fo:letter-spacing="normal" fo:font-style="normal" fo:font-weight="normal" officeooo:rsid="00153da0" officeooo:paragraph-rsid="00153da0"/>
    </style:style>
    <style:style style:name="P4"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6.5pt" fo:letter-spacing="normal" fo:font-style="normal" fo:font-weight="normal"/>
    </style:style>
    <style:style style:name="P5" style:family="paragraph" style:parent-style-name="Standard">
      <style:text-properties officeooo:rsid="0013b30c" officeooo:paragraph-rsid="0013b30c"/>
    </style:style>
    <style:style style:name="P6" style:family="paragraph" style:parent-style-name="Standard">
      <style:text-properties officeooo:rsid="00153da0" officeooo:paragraph-rsid="00153da0"/>
    </style:style>
    <style:style style:name="P7" style:family="paragraph" style:parent-style-name="Standard">
      <style:text-properties fo:font-variant="normal" fo:text-transform="none" style:font-name="Source Sans Pro" fo:font-size="16.5pt" fo:letter-spacing="normal" fo:font-style="normal" fo:font-weight="normal" officeooo:rsid="00153da0" officeooo:paragraph-rsid="00153da0"/>
    </style:style>
    <style:style style:name="P8" style:family="paragraph" style:parent-style-name="Standard">
      <style:text-properties fo:font-variant="normal" fo:text-transform="none" fo:color="#333333" style:font-name="Source Sans Pro" fo:font-size="16.5pt" fo:letter-spacing="normal" fo:font-style="normal" fo:font-weight="bold" officeooo:rsid="00153da0" officeooo:paragraph-rsid="00153da0"/>
    </style:style>
    <style:style style:name="P9"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0"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loext:padding="0cm" loext:border="none"/>
    </style:style>
    <style:style style:name="P11" style:family="paragraph" style:parent-style-name="Text_20_body">
      <style:paragraph-properties fo:margin-left="0cm" fo:margin-right="0cm" fo:margin-top="0.529cm" fo:margin-bottom="0.265cm" loext:contextual-spacing="false" fo:orphans="2" fo:widows="2" fo:text-indent="0cm" style:auto-text-indent="false"/>
      <style:text-properties officeooo:rsid="00153da0" officeooo:paragraph-rsid="00153da0"/>
    </style:style>
    <style:style style:name="P12" style:family="paragraph" style:parent-style-name="Text_20_body" style:list-style-name="L1">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P13" style:family="paragraph" style:parent-style-name="Text_20_body" style:list-style-name="L2">
      <style:paragraph-properties fo:margin-top="0cm" fo:margin-bottom="0.212cm" loext:contextual-spacing="false" style:line-height-at-least="0.794cm" fo:orphans="2" fo:widows="2" fo:padding="0cm" fo:border="none"/>
      <style:text-properties fo:font-variant="normal" fo:text-transform="none" fo:color="#333333" style:font-name="Source Sans Pro" fo:font-size="10.5pt" fo:letter-spacing="normal" fo:font-style="normal" fo:font-weight="normal"/>
    </style:style>
    <style:style style:name="T1" style:family="text">
      <style:text-propertie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dulo2</text:p>
      <text:p text:style-name="P6">ENTIDADES:</text:p>
      <text:p text:style-name="P6"/>
      <text:h text:style-name="P1" text:outline-level="1">Modelado de bases de datos</text:h>
      <text:h text:style-name="P4" text:outline-level="2">Introducción al módulo</text:h>
      <text:p text:style-name="P9">¡Bienvenidos a un nuevo módulo!<text:line-break/><text:line-break/>En este módulo vamos a trabajar en el modelado de datos.<text:line-break/><text:line-break/>Cómo vimos es el primer paso dentro de una implementación de una base de datos. Es importante porque no solo vamos a plasmar los requerimientos de aplicaciones sino que también vamos a traducir las reglas o restricciones que deben cumplir los datos.<text:line-break/><text:line-break/>¿Cómo lo vamos a realizar?</text:p>
      <text:list xml:id="list2352358512" text:style-name="L1">
        <text:list-item>
          <text:p text:style-name="P12">Primero vamos a entender que implica un modelo.</text:p>
        </text:list-item>
        <text:list-item>
          <text:p text:style-name="P12">Vamos a trabajar entendiendo que datos tenemos que guardar.</text:p>
        </text:list-item>
        <text:list-item>
          <text:p text:style-name="P12">¿Con qué nivel de detalle vamos a registrar datos?</text:p>
        </text:list-item>
        <text:list-item>
          <text:p text:style-name="P12">¿Cómo se relacionan los datos?</text:p>
        </text:list-item>
        <text:list-item>
          <text:p text:style-name="P12">¿Cómo llevar al motor de bases de datos estos modelos?</text:p>
        </text:list-item>
      </text:list>
      <text:h text:style-name="P1" text:outline-level="1">Modelos de bases de datos</text:h>
      <text:p text:style-name="P9">Arranquemos.<text:line-break/><text:line-break/>Antes de iniciar con la práctica de modelado de datos es importante que tengamos una base teórica de que se trata el modelado.<text:line-break/><text:line-break/>Después de leer la siguiente presentación, deberías poder responder:</text:p>
      <text:list xml:id="list4168545943" text:style-name="L2">
        <text:list-item>
          <text:p text:style-name="P13">¿Cuál es el objetivo de un modelado de datos?</text:p>
        </text:list-item>
        <text:list-item>
          <text:p text:style-name="P13">¿Qué tipos de modelos existen?</text:p>
        </text:list-item>
        <text:list-item>
          <text:p text:style-name="P13">¿Qué son las entidades, atributos, claves?</text:p>
        </text:list-item>
        <text:list-item>
          <text:p text:style-name="P13">¿Cómo se conforma un Diagrama de Entidad Relación?</text:p>
        </text:list-item>
      </text:list>
      <text:h text:style-name="P1" text:outline-level="1"><text:soft-page-break/>Entidades y Atributos</text:h>
      <text:p text:style-name="P9">Seguramente en algún momento nos hemos cruzado con una planilla de Excel. Esta está compuesta de hojas, y en cada hoja encontramos filas, columnas y celdas.<text:line-break/><text:line-break/>Por otro lado vimos que dentro de un modelado de datos, un elemento importante es una <text:span text:style-name="T1">Entidad</text:span>, el cual es un objeto sobre el cual queremos registrar información.<text:line-break/><text:line-break/>Ahora consolidando estos dos conceptos, a una Entidad se puede pensar como una Tabla dentro de la base de datos.<text:line-break/><text:line-break/>Siguiendo con la misma analogía, esta tabla se podría asimilar a una hoja dentro de un archivo de excel. Como cualquier tabla que se respete, tiene columnas y cada columna tiene la finalidad de definir un dato en particular que será almacenado en dicha tabla.<text:line-break/><text:line-break/>Al momento de modelar una entidad, debemos tener muy presente la información que deseamos guardar.<text:line-break/>Por ejemplo, si quisiéramos crear una tabla para guardar la información personal de una persona, lo más seguro es que dicha tabla cuente con las columnas: nombre, correo electrónico, edad y contraseña por mencionar algunas pocas.<text:line-break/>Y no sería muy lógico que dentro de esta tabla existiera la columna “precio”, pues este dato no tiene una relación directa con la información mencionada anteriormente.<text:line-break/><text:line-break/>En conclusión, una tabla de una base de datos busca almacenar la información que hace parte de un conjunto de datos.<text:line-break/><text:line-break/>Y busca, a su vez, que todos los registros presentes en dicha tabla tengan la misma estructura de datos, garantizando así la homogeneidad de los mismos</text:p>
      <text:h text:style-name="P1" text:outline-level="1">Caso de Ejemplo: UBER</text:h>
      <text:p text:style-name="P9">Vimos un ejemplo sobre cómo pensar las entidades de una base de datos de <text:span text:style-name="T1">Películas</text:span>.<text:line-break/><text:line-break/>Pero te dejamos otro ejemplo a modo de Spoiler de cómo vamos a trabajar inicialmente las prácticas sobre modelado de datos.</text:p>
      <text:p text:style-name="P7">Validemos lo aprendido</text:p>
      <text:h text:style-name="P2" text:outline-level="1">Validemos lo aprendido</text:h>
      <text:p text:style-name="P10">Ya arrancamos con el modelado.<text:line-break/>¿Quedó en claro cómo definimos las entidades y los atributos?<text:line-break/>Te dejamos una práctica para que te desafíes definiendo entidades y atributos. El resultado de este desafío lo vamos a ver en la clase en vivo, por lo que resolvelo antes de la clase.<text:line-break/>¡Buena suerte y nos vemos en clase!</text:p>
      <text:p text:style-name="P6"><text:soft-page-break/>DATOS</text:p>
      <text:p text:style-name="P6"/>
      <text:h text:style-name="P1" text:outline-level="1">Tipos de datos</text:h>
      <text:p text:style-name="P9">Una vez que definimos las Entidades y los Atributos, ¿Con qué seguimos?<text:line-break/><text:line-break/>Ahora debemos definir el dato que va a almacenar una determinada columna.<text:line-break/><text:line-break/>Por ejemplo, si queremos almacenar la edad de una persona, lo más lógico es que esa columna sólo permita guardar números, pero si por el contrario queremos almacenar un correo electrónico, lo más seguro es que la columna tenga la facultad de guardar información alfanumérica.</text:p>
      <text:p text:style-name="P8">Glosario de Tipos de datos</text:p>
      <text:h text:style-name="P2" text:outline-level="1">Glosario de Tipos de datos</text:h>
      <text:p text:style-name="P10">Contamos con una amplia variedad de tipos de datos y.. ¿Nos tenemos que aprender todos de memoria? ¡No!<text:line-break/><text:line-break/>Cuando ganamos experiencia, lo empezamos a realizar de modo más ágil pero mientras tanto te dejamos el siguiente glosario para que lo tengas de referencia para futuras consultas:</text:p>
      <text:p text:style-name="P11">RELACIONES</text:p>
      <text:p text:style-name="P11"/>
      <text:h text:style-name="P3" text:outline-level="1">Relaciones</text:h>
      <text:p text:style-name="P9">Cuando estamos modelando y detectamos las entidades o tablas, es normal que se relacionen entre sí.<text:line-break/><text:line-break/>Por ejemplo, podríamos tener una tabla que almacene los datos de los <text:span text:style-name="T1">Alumnos</text:span> y otra tabla que almacene las <text:span text:style-name="T1">Asistencias</text:span> a cada una de las clases que cursa.<text:line-break/><text:line-break/>¿Vamos a repetir TODOS los datos del alumno asistencia por asistencia? ¿O nos conviene simplemente tener el identificador de Alumno por cada Asistencia a clase?<text:line-break/><text:line-break/>Si elegiste este último escenario, ¡Estás en lo cierto!<text:line-break/><text:line-break/>Con esto, podemos notar que estas dos tablas están relacionadas entre sí. Pues si queremos saber el nivel de asistencia de un alumno debemos conectarlas.<text:line-break/><text:line-break/>A esto lo llamamos <text:span text:style-name="T1">RELACIONES</text:span> y vale aclarar que hay de varios tipos. Vayamos entonces a conocer un poco más acerca de estas.</text:p>
      <text:p text:style-name="P11"><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1T19:46:23.379000000</meta:creation-date>
    <dc:date>2021-04-01T19:56:00.746000000</dc:date>
    <meta:editing-duration>PT9M37S</meta:editing-duration>
    <meta:editing-cycles>2</meta:editing-cycles>
    <meta:generator>LibreOffice/6.4.2.2$Windows_X86_64 LibreOffice_project/4e471d8c02c9c90f512f7f9ead8875b57fcb1ec3</meta:generator>
    <meta:document-statistic meta:table-count="0" meta:image-count="0" meta:object-count="0" meta:page-count="4" meta:paragraph-count="32" meta:word-count="795" meta:character-count="4710" meta:non-whitespace-character-count="3936"/>
  </office:meta>
</office:document-meta>
</file>